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Test du champ kupu<text:line-break/>A la ligne
	1, j'y suis</text:p>
        </text:list-item>
        <text:list-item>
          <text:list text:style-name="podNumberedList" text:continue-numbering="false">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Ligne 2 tout court</text:p>
        </text:list-item>
        <text:list-item>
          <text:list text:style-name="podNumberedList" text:continue-numbering="false">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p>Ligne 3 tout court</text:p>
        </text:list-item>
      </text:list>
      <text:p><text:line-break/></text:p>
      <text:p text:style-name="Standard"/>
      <text:list text:style-name="podNumberedList" text:continue-numbering="false">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style-name="podTable">
        <table:table-column/>
        <table:table-column/>
        <table:table-row>
          <table:table-cell table:style-name="podCell">
            <text:p><text:span text:style-name="podBold"> 
 
 
 
 
Etablissement</text:span></text:p>
          </table:table-cell>
          <table:table-cell table:style-name="podCell">
            <text:p><text:span text:style-name="podBold"> 
 
CRAC II Phase II</text:span></text:p>
          </table:table-cell>
        </table:table-row>
        <table:table-row>
          <table:table-cell table:style-name="podCell">
            <text:p> 
 
 
 
 
C.H. Chrétien Liège</text:p>
          </table:table-cell>
          <table:table-cell table:style-name="podCell">
            <text:p> 
 
 
11.097.377</text:p>
          </table:table-cell>
        </table:table-row>
        <table:table-row>
          <table:table-cell table:style-name="podCell">
            <text:p> 
 
 
 
 
Hôp. St-Joseph, Ste-Thérèse et IMTR  Gilly</text:p>
          </table:table-cell>
          <table:table-cell table:style-name="podCell">
            <text:p> 
 
 
8.297.880</text:p>
          </table:table-cell>
        </table:table-row>
      </table:table>
      <text:list text:style-name="podNumberedList" text:continue-numbering="true">
        <text:line-break/>
        <text:list-item>
          <text:p text:style-name="podNumberItem"> 
 

 
 
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 </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text:span text:style-name="podBold">Programmes FSE Convergence et Compétitivité régionale et emploi.</text:span><text:line-break/></text:span><text:span><text:span text:style-name="podBold">Axe 1, mesure 1, et Axe 2, mesures 2, 3, 4 et 5 : formation.</text:span><text:line-break/></text:span><text:span><text:span text:style-name="podBold">Portefeuille de projets « Enseignement supérieur - Formation continue ».</text:span><text:line-break/></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